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dddf9" officeooo:paragraph-rsid="000dddf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dddf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dddf9" officeooo:paragraph-rsid="000dddf9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arching and Sorting</text:p>
      <text:p text:style-name="P1"/>
      <text:p text:style-name="P3">output :-</text:p>
      <text:p text:style-name="P1"/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1</text:p>
      <text:p text:style-name="P1">Enter your first name : </text:p>
      <text:p text:style-name="P1">abc</text:p>
      <text:p text:style-name="P1">Enter Roll No : </text:p>
      <text:p text:style-name="P1">2</text:p>
      <text:p text:style-name="P1">Enter SGPA (Only between 0 to 10) : </text:p>
      <text:p text:style-name="P1">9</text:p>
      <text:p text:style-name="P1">Time taken by the program: 7738869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1</text:p>
      <text:p text:style-name="P1">Enter your first name : </text:p>
      <text:p text:style-name="P1">lmn</text:p>
      <text:p text:style-name="P1">Enter Roll No : </text:p>
      <text:p text:style-name="P1">3</text:p>
      <text:p text:style-name="P1">Enter SGPA (Only between 0 to 10) : </text:p>
      <text:p text:style-name="P1">7</text:p>
      <text:p text:style-name="P1">Time taken by the program: 15444034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1</text:p>
      <text:p text:style-name="P1">Enter your first name : </text:p>
      <text:p text:style-name="P1"><text:soft-page-break/>xyz</text:p>
      <text:p text:style-name="P1">Enter Roll No : </text:p>
      <text:p text:style-name="P1">1</text:p>
      <text:p text:style-name="P1">Enter SGPA (Only between 0 to 10) : </text:p>
      <text:p text:style-name="P1">8</text:p>
      <text:p text:style-name="P1">Time taken by the program: 14971040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2</text:p>
      <text:p text:style-name="P1">Enter the sr no of student to display record : 1</text:p>
      <text:p text:style-name="P1">Name : abc</text:p>
      <text:p text:style-name="P1">Roll no : 2</text:p>
      <text:p text:style-name="P1">SGPA : 9</text:p>
      <text:p text:style-name="P1">Time taken by the program: 3575409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3</text:p>
      <text:p text:style-name="P1">--------------------RECORD OF STUDENTS----------------------</text:p>
      <text:p text:style-name="P1"/>
      <text:p text:style-name="P1"><text:tab/><text:tab/>Name<text:tab/><text:tab/>Roll No<text:tab/><text:tab/>SGPA</text:p>
      <text:p text:style-name="P1">------------------------------------------------------------</text:p>
      <text:p text:style-name="P1">Sr no. 1<text:tab/>abc<text:tab/><text:tab/>2<text:tab/><text:tab/>9</text:p>
      <text:p text:style-name="P1">------------------------------------------------------------</text:p>
      <text:p text:style-name="P1">------------------------------------------------------------</text:p>
      <text:p text:style-name="P1">Sr no. 2<text:tab/>lmn<text:tab/><text:tab/>3<text:tab/><text:tab/>7</text:p>
      <text:p text:style-name="P1">------------------------------------------------------------</text:p>
      <text:p text:style-name="P1">------------------------------------------------------------</text:p>
      <text:p text:style-name="P1">Sr no. 3<text:tab/>xyz<text:tab/><text:tab/>1<text:tab/><text:tab/>8</text:p>
      <text:p text:style-name="P1">------------------------------------------------------------</text:p>
      <text:p text:style-name="P1">Time taken by the program: 87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<text:soft-page-break/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4</text:p>
      <text:p text:style-name="P1">enter name of student : lmn</text:p>
      <text:p text:style-name="P1">key match</text:p>
      <text:p text:style-name="P1">Name : lmn</text:p>
      <text:p text:style-name="P1">Roll no : 3</text:p>
      <text:p text:style-name="P1">SGPA : 7</text:p>
      <text:p text:style-name="P1">No of swaps : 0</text:p>
      <text:p text:style-name="P1">No of comparisons : 2</text:p>
      <text:p text:style-name="P1">No of iterations : 1</text:p>
      <text:p text:style-name="P1">Time taken by the program: 2808898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5</text:p>
      <text:p text:style-name="P1">Enter SGPA of student : 7</text:p>
      <text:p text:style-name="P1">Name : lmn</text:p>
      <text:p text:style-name="P1">Roll <text:s/>No : 3</text:p>
      <text:p text:style-name="P1">SGPA : 7</text:p>
      <text:p text:style-name="P1">No of swaps : 0</text:p>
      <text:p text:style-name="P1">No of comparisons : 5</text:p>
      <text:p text:style-name="P1">No of iterations : 3</text:p>
      <text:p text:style-name="P1">Time taken by the program: 2310954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6</text:p>
      <text:p text:style-name="P1">--------------------RECORD OF STUDENTS----------------------</text:p>
      <text:p text:style-name="P1"/>
      <text:p text:style-name="P1"><text:tab/><text:tab/>Name<text:tab/><text:tab/>Roll No<text:tab/><text:tab/>SGPA</text:p>
      <text:p text:style-name="P1">------------------------------------------------------------</text:p>
      <text:p text:style-name="P1">Sr no. 1<text:tab/>abc<text:tab/><text:tab/>2<text:tab/><text:tab/>9</text:p>
      <text:p text:style-name="P1">------------------------------------------------------------</text:p>
      <text:p text:style-name="P1">------------------------------------------------------------</text:p>
      <text:p text:style-name="P1">Sr no. 2<text:tab/>lmn<text:tab/><text:tab/>3<text:tab/><text:tab/>7</text:p>
      <text:p text:style-name="P1"><text:soft-page-break/>------------------------------------------------------------</text:p>
      <text:p text:style-name="P1">------------------------------------------------------------</text:p>
      <text:p text:style-name="P1">Sr no. 3<text:tab/>xyz<text:tab/><text:tab/>1<text:tab/><text:tab/>8</text:p>
      <text:p text:style-name="P1">------------------------------------------------------------</text:p>
      <text:p text:style-name="P1">No of swaps : 0</text:p>
      <text:p text:style-name="P1">No of comparisons : 2</text:p>
      <text:p text:style-name="P1">No of iterations : 2</text:p>
      <text:p text:style-name="P1">Time taken by the program: 363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7</text:p>
      <text:p text:style-name="P1">--------------------RECORD OF STUDENTS----------------------</text:p>
      <text:p text:style-name="P1"/>
      <text:p text:style-name="P1"><text:tab/><text:tab/>Name<text:tab/><text:tab/>Roll No<text:tab/><text:tab/>SGPA</text:p>
      <text:p text:style-name="P1">------------------------------------------------------------</text:p>
      <text:p text:style-name="P1">Sr no. 1<text:tab/>xyz<text:tab/><text:tab/>1<text:tab/><text:tab/>8</text:p>
      <text:p text:style-name="P1">------------------------------------------------------------</text:p>
      <text:p text:style-name="P1">------------------------------------------------------------</text:p>
      <text:p text:style-name="P1">Sr no. 2<text:tab/>abc<text:tab/><text:tab/>2<text:tab/><text:tab/>9</text:p>
      <text:p text:style-name="P1">------------------------------------------------------------</text:p>
      <text:p text:style-name="P1">------------------------------------------------------------</text:p>
      <text:p text:style-name="P1">Sr no. 3<text:tab/>lmn<text:tab/><text:tab/>3<text:tab/><text:tab/>7</text:p>
      <text:p text:style-name="P1">------------------------------------------------------------</text:p>
      <text:p text:style-name="P1">No of swaps : 2</text:p>
      <text:p text:style-name="P1">No of comparisons : 8</text:p>
      <text:p text:style-name="P1">No of iterations : 2</text:p>
      <text:p text:style-name="P1">Time taken by the program: 333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8</text:p>
      <text:p text:style-name="P1">--------------------RECORD OF STUDENTS----------------------</text:p>
      <text:p text:style-name="P1"/>
      <text:p text:style-name="P1"><text:tab/><text:tab/>Name<text:tab/><text:tab/>Roll No<text:tab/><text:tab/>SGPA</text:p>
      <text:p text:style-name="P1">------------------------------------------------------------</text:p>
      <text:p text:style-name="P1">Sr no. 1<text:tab/>abc<text:tab/><text:tab/>2<text:tab/><text:tab/>9</text:p>
      <text:p text:style-name="P1">------------------------------------------------------------</text:p>
      <text:p text:style-name="P1"><text:soft-page-break/>------------------------------------------------------------</text:p>
      <text:p text:style-name="P1">Sr no. 2<text:tab/>xyz<text:tab/><text:tab/>1<text:tab/><text:tab/>8</text:p>
      <text:p text:style-name="P1">------------------------------------------------------------</text:p>
      <text:p text:style-name="P1">------------------------------------------------------------</text:p>
      <text:p text:style-name="P1">Sr no. 3<text:tab/>lmn<text:tab/><text:tab/>3<text:tab/><text:tab/>7</text:p>
      <text:p text:style-name="P1">------------------------------------------------------------</text:p>
      <text:p text:style-name="P1">No of swaps : 1</text:p>
      <text:p text:style-name="P1">No of comparisons : 3</text:p>
      <text:p text:style-name="P1">No of iterations : 1</text:p>
      <text:p text:style-name="P1">Time taken by the program: 377 microseconds</text:p>
      <text:p text:style-name="P1">Enter your choice</text:p>
      <text:p text:style-name="P1">1 : Add student record.</text:p>
      <text:p text:style-name="P1">2 : Display the record of student.</text:p>
      <text:p text:style-name="P1">3 : Display student database.</text:p>
      <text:p text:style-name="P1">4 : Search the student by name.</text:p>
      <text:p text:style-name="P1">5 : Search the student by SGPA.</text:p>
      <text:p text:style-name="P1">6 : Sort students by name and view list.</text:p>
      <text:p text:style-name="P1">7 : Sort students by roll no and view list.</text:p>
      <text:p text:style-name="P1">8 : Sort students by CGPA and view list.</text:p>
      <text:p text:style-name="P1">9 : exit.</text:p>
      <text:p text:style-name="P1">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6:30:20.225513380</meta:creation-date>
    <dc:date>2023-12-17T16:44:35.201238105</dc:date>
    <meta:editing-duration>PT9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223" meta:word-count="1119" meta:character-count="6463" meta:non-whitespace-character-count="5521"/>
  </office:meta>
</office:document-meta>
</file>